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12C9C35A0B3EE2A86DD.png" manifest:media-type="image/png"/>
  <manifest:file-entry manifest:full-path="Pictures/10000201000002170000025F33B0742E311F4D8E.png" manifest:media-type="image/png"/>
  <manifest:file-entry manifest:full-path="Pictures/10007D410000374600003EBCF64F9A9B6A0FC5AB.svg" manifest:media-type="image/svg+xml"/>
  <manifest:file-entry manifest:full-path="Pictures/1000099800001BB300001BB3B45E7969FBAD4CB9.svg" manifest:media-type="image/svg+xml"/>
  <manifest:file-entry manifest:full-path="Pictures/100002010000010C0000010C0F5418D9E7D2D54E.png" manifest:media-type="image/png"/>
  <manifest:file-entry manifest:full-path="Pictures/1000E7EC00001A7500001A75DA46CE3657FE24DC.svg" manifest:media-type="image/svg+xml"/>
  <manifest:file-entry manifest:full-path="Pictures/10001ECE000005100000051005EF3EDC5DA9C787.svg" manifest:media-type="image/svg+xml"/>
  <manifest:file-entry manifest:full-path="Pictures/1000020100000100000001007CAAC09516C90621.png" manifest:media-type="image/png"/>
  <manifest:file-entry manifest:full-path="Pictures/1000974500000D5500000D5517C0B65E2893DAA2.svg" manifest:media-type="image/svg+xml"/>
  <manifest:file-entry manifest:full-path="Pictures/100002010000021700000184D0449A170489AFE3.png" manifest:media-type="image/png"/>
  <manifest:file-entry manifest:full-path="Pictures/100027100000374E0000281AC7FD46FAB29EA9B1.svg" manifest:media-type="image/svg+xml"/>
  <manifest:file-entry manifest:full-path="Pictures/10000201000001910000015E8364C02BB1F58079.png" manifest:media-type="image/png"/>
  <manifest:file-entry manifest:full-path="Pictures/1000F7C70000297200002435655F985F9C8EE836.svg" manifest:media-type="image/svg+xml"/>
  <manifest:file-entry manifest:full-path="Pictures/1000020100000031000000314CBA05B9F3EEB09B.png" manifest:media-type="image/png"/>
  <manifest:file-entry manifest:full-path="Pictures/10000F830000175A00002A1B4390AEDB8D508E12.svg" manifest:media-type="image/svg+xml"/>
  <manifest:file-entry manifest:full-path="Pictures/100002010000008100000081927C1DDDE322B283.png" manifest:media-type="image/png"/>
  <manifest:file-entry manifest:full-path="Pictures/1000020100000031000000313EF7848DDB3D15D2.png" manifest:media-type="image/png"/>
  <manifest:file-entry manifest:full-path="Pictures/10000201000001AA000001AA46AC0FEF7FFB6CB4.png" manifest:media-type="image/png"/>
  <manifest:file-entry manifest:full-path="Pictures/10000201000000180000001874BE6227B14CC92E.png" manifest:media-type="image/png"/>
  <manifest:file-entry manifest:full-path="Pictures/10000201000000E200000197A61B89A39286C3CF.png" manifest:media-type="image/png"/>
  <manifest:file-entry manifest:full-path="Pictures/1000D6810000295700001F024825E22913708D9D.svg" manifest:media-type="image/svg+xml"/>
  <manifest:file-entry manifest:full-path="Pictures/100298A400000AC0000009D22741234920CDA5C6.svg" manifest:media-type="image/svg+xml"/>
  <manifest:file-entry manifest:full-path="Pictures/10002FD200000D5500000D5532B09FEDC7143E71.svg" manifest:media-type="image/svg+xml"/>
  <manifest:file-entry manifest:full-path="Pictures/10000201000000680000005FE85DCCA45F88A921.png" manifest:media-type="image/png"/>
  <manifest:file-entry manifest:full-path="Pictures/1000368D00000620000006C15327F1DBFDE5C2BC.svg" manifest:media-type="image/svg+xml"/>
  <manifest:file-entry manifest:full-path="Pictures/10000201000001F5000001F5713FBFEB8F36FC64.png" manifest:media-type="image/png"/>
  <manifest:file-entry manifest:full-path="Pictures/100002010000016100000176891EF227565363C5.png" manifest:media-type="image/png"/>
  <manifest:file-entry manifest:full-path="Pictures/100002010000003B0000004119E96554292335FC.png" manifest:media-type="image/png"/>
  <manifest:file-entry manifest:full-path="Pictures/10002FB10000F7600001B4F0381BE1854C658290.svg" manifest:media-type="image/svg+xml"/>
  <manifest:file-entry manifest:full-path="Pictures/1000418F000033C8000033C80D00CE2D4AD93779.svg" manifest:media-type="image/svg+xml"/>
  <manifest:file-entry manifest:full-path="Pictures/100004830000027B0000027B8445E6BE4ADCC61C.svg" manifest:media-type="image/svg+xml"/>
  <manifest:file-entry manifest:full-path="Pictures/1000020100000214000003AC1844B87DE9C15861.png" manifest:media-type="image/png"/>
  <manifest:file-entry manifest:full-path="Pictures/1000243000000510000005105ABE870348B57C8A.svg" manifest:media-type="image/svg+xml"/>
  <manifest:file-entry manifest:full-path="Pictures/1000020100000031000000311AF1A66168C0E597.png" manifest:media-type="image/png"/>
  <manifest:file-entry manifest:full-path="Pictures/100057B7000005100000051023E40FACA0AE3145.svg" manifest:media-type="image/svg+xml"/>
  <manifest:file-entry manifest:full-path="Pictures/10022FB500002484000026A6B6EEF58815FB6B06.svg" manifest:media-type="image/svg+xml"/>
  <manifest:file-entry manifest:full-path="Pictures/100008F900002C0C00002C0C7C56072DBE7B2C14.svg" manifest:media-type="image/svg+xml"/>
  <manifest:file-entry manifest:full-path="Pictures/10023C7B00001D0B0000223645360484EEACCF1F.svg" manifest:media-type="image/svg+xml"/>
  <manifest:file-entry manifest:full-path="Pictures/100002010000008100000081A65B39B03CCE3BED.png" manifest:media-type="image/png"/>
  <manifest:file-entry manifest:full-path="Pictures/10000201000001190000014B646DE0C2F1EA8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áblázat1" style:family="table">
      <style:table-properties style:width="27.7cm" table:align="margins"/>
    </style:style>
    <style:style style:name="Táblázat1.A" style:family="table-column">
      <style:table-column-properties style:column-width="5.54cm" style:rel-column-width="13107*"/>
    </style:style>
    <style:style style:name="Táblázat1.1" style:family="table-row">
      <style:table-row-properties style:min-row-height="4.6cm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E1" style:family="table-cell">
      <style:table-cell-properties style:vertical-align="middle" fo:padding="0.097cm" fo:border="0.05pt solid #000000"/>
    </style:style>
    <style:style style:name="Táblázat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center" style:horizontal-rel="paragraph" style:mirror="none" fo:clip="rect(0cm, 2.88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 table:number-columns-repeated="5"/>
        <table:table-row table:style-name="Táblázat1.1">
          <table:table-cell table:style-name="Táblázat1.A1" office:value-type="string">
            <text:p text:style-name="P2"><draw:frame draw:style-name="fr1" draw:name="Kép1" text:anchor-type="paragraph" svg:width="4.001cm" svg:height="4.001cm" draw:z-index="0"><draw:image xlink:href="Pictures/10002FD200000D5500000D5532B09FEDC7143E71.svg" xlink:type="simple" xlink:show="embed" xlink:actuate="onLoad"/><draw:image xlink:href="Pictures/100002010000008100000081927C1DDDE322B283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2" text:anchor-type="paragraph" svg:width="3.63cm" svg:height="4.001cm" draw:z-index="1"><draw:image xlink:href="Pictures/1000368D00000620000006C15327F1DBFDE5C2BC.svg" xlink:type="simple" xlink:show="embed" xlink:actuate="onLoad"/><draw:image xlink:href="Pictures/100002010000003B0000004119E96554292335FC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3" text:anchor-type="paragraph" svg:width="4.001cm" svg:height="4.001cm" draw:z-index="2"><draw:image xlink:href="Pictures/1000418F000033C8000033C80D00CE2D4AD93779.svg" xlink:type="simple" xlink:show="embed" xlink:actuate="onLoad"/><draw:image xlink:href="Pictures/10000201000001F5000001F5713FBFEB8F36FC64.png" xlink:type="simple" xlink:show="embed" xlink:actuate="onLoad"/></draw:frame></text:p>
          </table:table-cell>
          <table:table-cell table:style-name="Táblázat1.A1" office:value-type="string">
            <text:p text:style-name="P2"><draw:frame draw:style-name="fr1" draw:name="Kép4" text:anchor-type="paragraph" svg:width="4.001cm" svg:height="4.001cm" draw:z-index="3"><draw:image xlink:href="Pictures/100004830000027B0000027B8445E6BE4ADCC61C.svg" xlink:type="simple" xlink:show="embed" xlink:actuate="onLoad"/><draw:image xlink:href="Pictures/10000201000000180000001874BE6227B14CC92E.png" xlink:type="simple" xlink:show="embed" xlink:actuate="onLoad"/></draw:frame></text:p>
          </table:table-cell>
          <table:table-cell table:style-name="Táblázat1.E1" office:value-type="string">
            <text:p text:style-name="P2"><draw:frame draw:style-name="fr1" draw:name="Kép5" text:anchor-type="paragraph" svg:width="2.221cm" svg:height="4.001cm" draw:z-index="4"><draw:image xlink:href="Pictures/10000F830000175A00002A1B4390AEDB8D508E12.svg" xlink:type="simple" xlink:show="embed" xlink:actuate="onLoad"/><draw:image xlink:href="Pictures/10000201000000E200000197A61B89A39286C3CF.png" xlink:type="simple" xlink:show="embed" xlink:actuate="onLoad"/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1" draw:name="Kép6" text:anchor-type="paragraph" svg:width="2.26cm" svg:height="4.001cm" draw:z-index="5"><draw:image xlink:href="Pictures/10002FB10000F7600001B4F0381BE1854C658290.svg" xlink:type="simple" xlink:show="embed" xlink:actuate="onLoad"/><draw:image xlink:href="Pictures/1000020100000214000003AC1844B87DE9C15861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7" text:anchor-type="paragraph" svg:width="4.001cm" svg:height="4.001cm" draw:z-index="6"><draw:image xlink:href="Pictures/1000243000000510000005105ABE870348B57C8A.svg" xlink:type="simple" xlink:show="embed" xlink:actuate="onLoad"/><draw:image xlink:href="Pictures/1000020100000031000000311AF1A66168C0E597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2" draw:name="Kép8" text:anchor-type="paragraph" svg:width="3.78cm" svg:height="4.001cm" draw:z-index="7"><draw:image xlink:href="Pictures/10022FB500002484000026A6B6EEF58815FB6B06.svg" xlink:type="simple" xlink:show="embed" xlink:actuate="onLoad"/><draw:image xlink:href="Pictures/100002010000016100000176891EF227565363C5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9" text:anchor-type="paragraph" svg:width="4.38cm" svg:height="4.001cm" draw:z-index="8"><draw:image xlink:href="Pictures/100298A400000AC0000009D22741234920CDA5C6.svg" xlink:type="simple" xlink:show="embed" xlink:actuate="onLoad"/><draw:image xlink:href="Pictures/10000201000000680000005FE85DCCA45F88A921.png" xlink:type="simple" xlink:show="embed" xlink:actuate="onLoad"/></draw:frame></text:p>
          </table:table-cell>
          <table:table-cell table:style-name="Táblázat1.E2" office:value-type="string">
            <text:p text:style-name="P2"><draw:frame draw:style-name="fr1" draw:name="Kép10" text:anchor-type="paragraph" svg:width="3.401cm" svg:height="4.001cm" draw:z-index="9"><draw:image xlink:href="Pictures/10023C7B00001D0B0000223645360484EEACCF1F.svg" xlink:type="simple" xlink:show="embed" xlink:actuate="onLoad"/><draw:image xlink:href="Pictures/10000201000001190000014B646DE0C2F1EA8EE8.png" xlink:type="simple" xlink:show="embed" xlink:actuate="onLoad"/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3" draw:name="Kép11" text:anchor-type="paragraph" svg:width="4.001cm" svg:height="4.001cm" draw:z-index="10"><draw:image xlink:href="Pictures/100008F900002C0C00002C0C7C56072DBE7B2C14.svg" xlink:type="simple" xlink:show="embed" xlink:actuate="onLoad"/><draw:image xlink:href="Pictures/10000201000001AA000001AA46AC0FEF7FFB6CB4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2" text:anchor-type="paragraph" svg:width="4.581cm" svg:height="4.001cm" draw:z-index="11"><draw:image xlink:href="Pictures/1000F7C70000297200002435655F985F9C8EE836.svg" xlink:type="simple" xlink:show="embed" xlink:actuate="onLoad"/><draw:image xlink:href="Pictures/10000201000001910000015E8364C02BB1F58079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4" draw:name="Kép13" text:anchor-type="paragraph" svg:x="0cm" svg:y="0.226cm" svg:width="5.346cm" svg:height="3.875cm" draw:z-index="12"><draw:image xlink:href="Pictures/100027100000374E0000281AC7FD46FAB29EA9B1.svg" xlink:type="simple" xlink:show="embed" xlink:actuate="onLoad"/><draw:image xlink:href="Pictures/100002010000021700000184D0449A170489AFE3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4" text:anchor-type="paragraph" svg:width="4.001cm" svg:height="4.001cm" draw:z-index="13"><draw:image xlink:href="Pictures/100057B7000005100000051023E40FACA0AE3145.svg" xlink:type="simple" xlink:show="embed" xlink:actuate="onLoad"/><draw:image xlink:href="Pictures/1000020100000031000000313EF7848DDB3D15D2.png" xlink:type="simple" xlink:show="embed" xlink:actuate="onLoad"/></draw:frame></text:p>
          </table:table-cell>
          <table:table-cell table:style-name="Táblázat1.E2" office:value-type="string">
            <text:p text:style-name="P2"><draw:frame draw:style-name="fr1" draw:name="Kép15" text:anchor-type="paragraph" svg:width="4.001cm" svg:height="4.001cm" draw:z-index="14"><draw:image xlink:href="Pictures/1000974500000D5500000D5517C0B65E2893DAA2.svg" xlink:type="simple" xlink:show="embed" xlink:actuate="onLoad"/><draw:image xlink:href="Pictures/100002010000008100000081A65B39B03CCE3BED.png" xlink:type="simple" xlink:show="embed" xlink:actuate="onLoad"/></draw:frame></text:p>
          </table:table-cell>
        </table:table-row>
        <table:table-row table:style-name="Táblázat1.1">
          <table:table-cell table:style-name="Táblázat1.A2" office:value-type="string">
            <text:p text:style-name="P2"><draw:frame draw:style-name="fr1" draw:name="Kép16" text:anchor-type="paragraph" svg:width="4.001cm" svg:height="4.001cm" draw:z-index="15"><draw:image xlink:href="Pictures/10001ECE000005100000051005EF3EDC5DA9C787.svg" xlink:type="simple" xlink:show="embed" xlink:actuate="onLoad"/><draw:image xlink:href="Pictures/1000020100000031000000314CBA05B9F3EEB09B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7" text:anchor-type="paragraph" svg:width="4.001cm" svg:height="4.001cm" draw:z-index="16"><draw:image xlink:href="Pictures/1000E7EC00001A7500001A75DA46CE3657FE24DC.svg" xlink:type="simple" xlink:show="embed" xlink:actuate="onLoad"/><draw:image xlink:href="Pictures/1000020100000100000001007CAAC09516C90621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8" text:anchor-type="paragraph" svg:width="4.001cm" svg:height="4.001cm" draw:z-index="17"><draw:image xlink:href="Pictures/1000099800001BB300001BB3B45E7969FBAD4CB9.svg" xlink:type="simple" xlink:show="embed" xlink:actuate="onLoad"/><draw:image xlink:href="Pictures/100002010000010C0000010C0F5418D9E7D2D54E.png" xlink:type="simple" xlink:show="embed" xlink:actuate="onLoad"/></draw:frame></text:p>
          </table:table-cell>
          <table:table-cell table:style-name="Táblázat1.A2" office:value-type="string">
            <text:p text:style-name="P2"><draw:frame draw:style-name="fr1" draw:name="Kép19" text:anchor-type="paragraph" svg:width="3.53cm" svg:height="4.001cm" draw:z-index="18"><draw:image xlink:href="Pictures/10007D410000374600003EBCF64F9A9B6A0FC5AB.svg" xlink:type="simple" xlink:show="embed" xlink:actuate="onLoad"/><draw:image xlink:href="Pictures/10000201000002170000025F33B0742E311F4D8E.png" xlink:type="simple" xlink:show="embed" xlink:actuate="onLoad"/></draw:frame></text:p>
          </table:table-cell>
          <table:table-cell table:style-name="Táblázat1.E2" office:value-type="string">
            <text:p text:style-name="P2"><draw:frame draw:style-name="fr5" draw:name="Kép20" text:anchor-type="paragraph" svg:width="3.881cm" svg:height="4.001cm" draw:z-index="19"><draw:image xlink:href="Pictures/1000D6810000295700001F024825E22913708D9D.svg" xlink:type="simple" xlink:show="embed" xlink:actuate="onLoad"/><draw:image xlink:href="Pictures/10000201000001900000012C9C35A0B3EE2A86DD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1:46:08.983449849</meta:creation-date>
    <dc:date>2017-08-01T22:13:31.126909072</dc:date>
    <meta:editing-duration>PT5M58S</meta:editing-duration>
    <meta:editing-cycles>2</meta:editing-cycles>
    <meta:generator>LibreOffice/5.4.0.3$Linux_X86_64 LibreOffice_project/40m0$Build-3</meta:generator>
    <meta:document-statistic meta:table-count="1" meta:image-count="20" meta:object-count="0" meta:page-count="1" meta:paragraph-count="0" meta:word-count="0" meta:character-count="0" meta:non-whitespace-character-count="0"/>
  </office:meta>
</office:document-meta>
</file>